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6d74" officeooo:paragraph-rsid="001b6d74"/>
    </style:style>
    <style:style style:name="P2" style:family="paragraph" style:parent-style-name="Text_20_body">
      <style:text-properties officeooo:rsid="001a314a" officeooo:paragraph-rsid="001a314a"/>
    </style:style>
    <style:style style:name="P3" style:family="paragraph" style:parent-style-name="Table_20_Contents">
      <style:paragraph-properties fo:text-align="center" style:justify-single-word="false"/>
      <style:text-properties officeooo:rsid="001a314a" officeooo:paragraph-rsid="001a314a"/>
    </style:style>
    <style:style style:name="P4" style:family="paragraph" style:parent-style-name="Table_20_Contents">
      <style:paragraph-properties fo:text-align="center" style:justify-single-word="false"/>
      <style:text-properties officeooo:rsid="001d4d6a" officeooo:paragraph-rsid="001d4d6a"/>
    </style:style>
    <style:style style:name="P5" style:family="paragraph" style:parent-style-name="Header">
      <style:paragraph-properties fo:text-align="end" style:justify-single-word="false"/>
      <style:text-properties officeooo:rsid="001a314a" officeooo:paragraph-rsid="001a314a"/>
    </style:style>
    <style:style style:name="T1" style:family="text">
      <style:text-properties officeooo:rsid="001d51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ergebnisse: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MAX_RAM_PAGES</text:p>
          </table:table-cell>
          <table:table-cell table:style-name="Table1.A1" office:value-type="string">
            <text:p text:style-name="P3">DEFAULT_LOCALITY_FACTOR</text:p>
          </table:table-cell>
          <table:table-cell table:style-name="Table1.A1" office:value-type="string">
            <text:p text:style-name="P3">Seitenfehlerrate</text:p>
            <text:p text:style-name="P3">RANDOM</text:p>
          </table:table-cell>
          <table:table-cell table:style-name="Table1.A1" office:value-type="string">
            <text:p text:style-name="P3">Seitenfehlerrate</text:p>
            <text:p text:style-name="P3">CLOCK</text:p>
          </table:table-cell>
          <table:table-cell table:style-name="Table1.E1" office:value-type="string">
            <text:p text:style-name="P3">Seitenfehlerrate</text:p>
            <text:p text:style-name="P3">FIFO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.495507</text:p>
          </table:table-cell>
          <table:table-cell table:style-name="Table1.A2" office:value-type="string">
            <text:p text:style-name="P4">0.49820638</text:p>
          </table:table-cell>
          <table:table-cell table:style-name="Table1.E2" office:value-type="string">
            <text:p text:style-name="P3">0.49673927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0.23029383</text:p>
          </table:table-cell>
          <table:table-cell table:style-name="Table1.A2" office:value-type="string">
            <text:p text:style-name="P4">0.21162827</text:p>
          </table:table-cell>
          <table:table-cell table:style-name="Table1.E2" office:value-type="string">
            <text:p text:style-name="P3">0.21913701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3">0.03162974</text:p>
          </table:table-cell>
          <table:table-cell table:style-name="Table1.A2" office:value-type="string">
            <text:p text:style-name="P4">0.025621198</text:p>
          </table:table-cell>
          <table:table-cell table:style-name="Table1.E2" office:value-type="string">
            <text:p text:style-name="P3">0.027607324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P3">0.003248544</text:p>
          </table:table-cell>
          <table:table-cell table:style-name="Table1.A2" office:value-type="string">
            <text:p text:style-name="P4">0.002584559</text:p>
          </table:table-cell>
          <table:table-cell table:style-name="Table1.E2" office:value-type="string">
            <text:p text:style-name="P3">0.0028039548</text:p>
          </table:table-cell>
        </table:table-row>
        <table:table-row>
          <table:table-cell table:style-name="Table1.A2" office:value-type="string">
            <text:p text:style-name="P3">15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0.11132763</text:p>
          </table:table-cell>
          <table:table-cell table:style-name="Table1.A2" office:value-type="string">
            <text:p text:style-name="P4">0.10814664</text:p>
          </table:table-cell>
          <table:table-cell table:style-name="Table1.E2" office:value-type="string">
            <text:p text:style-name="P3">0.1118905</text:p>
          </table:table-cell>
        </table:table-row>
        <table:table-row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0.0</text:p>
          </table:table-cell>
          <table:table-cell table:style-name="Table1.A2" office:value-type="string">
            <text:p text:style-name="P3">0.0</text:p>
          </table:table-cell>
          <table:table-cell table:style-name="Table1.E2" office:value-type="string">
            <text:p text:style-name="P3">0.0</text:p>
          </table:table-cell>
        </table:table-row>
      </table:table>
      <text:p text:style-name="Standard"/>
      <text:p text:style-name="P1">5.a)</text:p>
      <text:p text:style-name="P1"><text:tab/>Ja, die Hälfte aller Seiten ist im RAM und bei einer Lokalität von 1 greifen wir ~gleich oft <text:tab/>auf Seiten im und Außerhalb des Hauptspeichers zu.</text:p>
      <text:p text:style-name="P1">5.b)</text:p>
      <text:p text:style-name="P1"><text:tab/>Wir haben hier prozentuale Unterschiede von knapp 15% zwischen RANDOM und FIFO <text:tab/>und weitere <text:span text:style-name="T1">10</text:span>% zwischen FIFO und CLOCK.</text:p>
      <text:p text:style-name="P1">5.c)</text:p>
      <text:p text:style-name="P1"><text:tab/>- Speicher vergrößern</text:p>
      <text:p text:style-name="P1"><text:tab/>- Andere Prozesse beenden</text:p>
      <text:p text:style-name="P1"><text:tab/>- Lokalitätsfaktor verbesse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a314a" officeooo:paragraph-rsid="001a31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etriebssysteme Praktikum 4 <text:tab/><text:tab/>– Jennifer Momsen &amp; Lennart Borcher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2:42:11.566066516</meta:creation-date>
    <dc:date>2015-07-03T14:51:53.662394226</dc:date>
    <meta:editing-duration>PT2H1M59S</meta:editing-duration>
    <meta:editing-cycles>4</meta:editing-cycles>
    <meta:generator>LibreOffice/4.1.6.2$Linux_X86_64 LibreOffice_project/410m0$Build-2</meta:generator>
    <meta:document-statistic meta:table-count="1" meta:image-count="0" meta:object-count="0" meta:page-count="1" meta:paragraph-count="48" meta:word-count="105" meta:character-count="724" meta:non-whitespace-character-count="657"/>
  </office:meta>
</office:document-meta>
</file>